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AXTransformer.characters( char [ ] p0 , int p1 , int p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AXTransformer.setupTransform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sendEvents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removeRec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AXTransforme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sendEndPrefixM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endRecord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SAXTransformer.ignorableWhitespace( char [ ] p0 , int p1 , int 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Element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sendStartPrefixM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ParametersRecording( SourceParameters additional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endText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startSAXReco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sendParametersEvents( SourceParameters p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sendEndElementEventNS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endSerializedXML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AX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findPrefixMapping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AXTransformer.addRecorder( XMLConsumer rec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sendStartElementEv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ParametersRecording( Parameters additional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endPrefixMapping( String prefi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SAX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endStartElementEvent( String local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startDTD( String name , String public_id , String system_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Parameters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comment( char ary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PrefixMapping( String prefix ,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endTransformingElement( String uri , String name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AXTransformer.sendEndElementEv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startTransformingElement(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SAXReco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configure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AXTransformer.setup( SourceResolver resolver , Map objectModel , String src ,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SAXTransformer.sendStartElementEventNS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startElement( String uri , String name , String raw , Attributes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startText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sendTextEve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SerializedXMLRecording( Properties form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getMutableAttributes( Attributes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AXTransformer.sendStartElementEventNS( String local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